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_BASIC" table:style-name="ta1">
        <table:shapes>
          <draw:frame draw:z-index="0" draw:style-name="gr1" draw:text-style-name="P1" svg:width="453.49pt" svg:height="255.09pt" svg:x="772.41pt" svg:y="159.02pt">
            <draw:object draw:notify-on-update-of-ranges="TESTREPEATS_1_BASIC.C8:TESTREPEATS_1_BASIC.K8 TESTREPEATS_1_BASIC.C8:TESTREPEATS_1_BASIC.K8 TESTREPEATS_1_BASIC.B10:TESTREPEATS_1_BASIC.B10 TESTREPEATS_1_BASIC.C10:TESTREPEATS_1_BASIC.K10 TESTREPEATS_1_BASIC.C8:TESTREPEATS_1_BASIC.K8 TESTREPEATS_1_BASIC.B6:TESTREPEATS_1_BASIC.B6 TESTREPEATS_1_BASIC.C6:TESTREPEATS_1_BASIC.K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N70]/1000)" office:value-type="string" office:string-value="" calcext:value-type="error">
            <text:p>#DIV/0!</text:p>
          </table:table-cell>
          <table:table-cell table:style-name="ce2" table:formula="of:=[.$C$5]/([.O70]/1000)" office:value-type="string" office:string-value="" calcext:value-type="error">
            <text:p>#DIV/0!</text:p>
          </table:table-cell>
          <table:table-cell table:style-name="ce2" table:formula="of:=[.$C$5]/([.P70]/1000)" office:value-type="string" office:string-value="" calcext:value-type="error">
            <text:p>#DIV/0!</text:p>
          </table:table-cell>
          <table:table-cell table:style-name="ce2" table:formula="of:=[.$C$5]/([.Q70]/1000)" office:value-type="string" office:string-value="" calcext:value-type="error">
            <text:p>#DIV/0!</text:p>
          </table:table-cell>
          <table:table-cell table:style-name="ce2" table:formula="of:=[.$C$5]/([.R70]/1000)" office:value-type="string" office:string-value="" calcext:value-type="error">
            <text:p>#DIV/0!</text:p>
          </table:table-cell>
          <table:table-cell table:style-name="ce2" table:formula="of:=[.$C$5]/([.S70]/1000)" office:value-type="string" office:string-value="" calcext:value-type="error">
            <text:p>#DIV/0!</text:p>
          </table:table-cell>
          <table:table-cell table:style-name="ce2" table:formula="of:=[.$C$5]/([.T70]/1000)" office:value-type="string" office:string-value="" calcext:value-type="error">
            <text:p>#DIV/0!</text:p>
          </table:table-cell>
          <table:table-cell table:style-name="ce2" table:formula="of:=[.$C$5]/([.U70]/1000)" office:value-type="string" office:string-value="" calcext:value-type="error">
            <text:p>#DIV/0!</text:p>
          </table:table-cell>
          <table:table-cell table:style-name="ce2" table:formula="of:=[.$C$5]/([.V70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/>
          <table:table-cell table:number-columns-repeated="8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49pt" svg:height="255.09pt" svg:x="786.1pt" svg:y="134.33pt">
            <draw:object draw:notify-on-update-of-ranges="TESTREPEATS_5.C8:TESTREPEATS_5.K8 TESTREPEATS_5.C8:TESTREPEATS_5.K8 TESTREPEATS_5.B10:TESTREPEATS_5.B10 TESTREPEATS_5.C10:TESTREPEATS_5.K10 TESTREPEATS_5.C8:TESTREPEATS_5.K8 TESTREPEATS_5.B6:TESTREPEATS_5.B6 TESTREPEATS_5.C6:TESTREPEATS_5.K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string" office:string-value="" calcext:value-type="error">
            <text:p>#DIV/0!</text:p>
          </table:table-cell>
          <table:table-cell table:style-name="ce2" table:formula="of:=[.$C$5]/([.D70]/1000)" office:value-type="string" office:string-value="" calcext:value-type="error">
            <text:p>#DIV/0!</text:p>
          </table:table-cell>
          <table:table-cell table:style-name="ce2" table:formula="of:=[.$C$5]/([.E70]/1000)" office:value-type="string" office:string-value="" calcext:value-type="error">
            <text:p>#DIV/0!</text:p>
          </table:table-cell>
          <table:table-cell table:style-name="ce2" table:formula="of:=[.$C$5]/([.F70]/1000)" office:value-type="string" office:string-value="" calcext:value-type="error">
            <text:p>#DIV/0!</text:p>
          </table:table-cell>
          <table:table-cell table:style-name="ce2" table:formula="of:=[.$C$5]/([.G70]/1000)" office:value-type="string" office:string-value="" calcext:value-type="error">
            <text:p>#DIV/0!</text:p>
          </table:table-cell>
          <table:table-cell table:style-name="ce2" table:formula="of:=[.$C$5]/([.H70]/1000)" office:value-type="string" office:string-value="" calcext:value-type="error">
            <text:p>#DIV/0!</text:p>
          </table:table-cell>
          <table:table-cell table:style-name="ce2" table:formula="of:=[.$C$5]/([.I70]/1000)" office:value-type="string" office:string-value="" calcext:value-type="error">
            <text:p>#DIV/0!</text:p>
          </table:table-cell>
          <table:table-cell table:style-name="ce2" table:formula="of:=[.$C$5]/([.J70]/1000)" office:value-type="string" office:string-value="" calcext:value-type="error">
            <text:p>#DIV/0!</text:p>
          </table:table-cell>
          <table:table-cell table:style-name="ce2" table:formula="of:=[.$C$5]/([.K70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/>
          <table:table-cell table:number-columns-repeated="8"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49pt" svg:height="255.09pt" svg:x="786.1pt" svg:y="134.33pt">
            <draw:object draw:notify-on-update-of-ranges="TESTREPEATS_10.C8:TESTREPEATS_10.K8 TESTREPEATS_10.C8:TESTREPEATS_10.K8 TESTREPEATS_10.B10:TESTREPEATS_10.B10 TESTREPEATS_10.C10:TESTREPEATS_10.K10 TESTREPEATS_10.C8:TESTREPEATS_10.K8 TESTREPEATS_10.B6:TESTREPEATS_10.B6 TESTREPEATS_10.C6:TESTREPEATS_10.K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453.51pt" svg:height="255.09pt" svg:x="787.04pt" svg:y="582.52pt">
            <draw:object draw:notify-on-update-of-ranges="TESTREPEATS_10.C61:TESTREPEATS_10.K61 TESTREPEATS_10.B62:TESTREPEATS_10.B62 TESTREPEATS_10.C62:TESTREPEATS_10.K62 TESTREPEATS_10.B63:TESTREPEATS_10.B63 TESTREPEATS_10.C63:TESTREPEATS_10.K63 TESTREPEATS_10.B64:TESTREPEATS_10.B64 TESTREPEATS_10.C64:TESTREPEATS_10.K64 TESTREPEATS_10.B65:TESTREPEATS_10.B65 TESTREPEATS_10.C65:TESTREPEATS_10.K65 TESTREPEATS_10.B66:TESTREPEATS_10.B66 TESTREPEATS_10.C66:TESTREPEATS_10.K66 TESTREPEATS_10.B67:TESTREPEATS_10.B67 TESTREPEATS_10.C67:TESTREPEATS_10.K6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1]/1000)" office:value-type="float" office:value="0.0355312013296565" calcext:value-type="float">
            <text:p>0.036</text:p>
          </table:table-cell>
          <table:table-cell table:style-name="ce2" table:formula="of:=[.$C$5]/([.D71]/1000)" office:value-type="float" office:value="0.0447137759417529" calcext:value-type="float">
            <text:p>0.045</text:p>
          </table:table-cell>
          <table:table-cell table:style-name="ce2" table:formula="of:=[.$C$5]/([.E71]/1000)" office:value-type="float" office:value="0.04763517804971" calcext:value-type="float">
            <text:p>0.048</text:p>
          </table:table-cell>
          <table:table-cell table:style-name="ce2" table:formula="of:=[.$C$5]/([.F71]/1000)" office:value-type="float" office:value="0.0705088782429188" calcext:value-type="float">
            <text:p>0.071</text:p>
          </table:table-cell>
          <table:table-cell table:style-name="ce2" table:formula="of:=[.$C$5]/([.G71]/1000)" office:value-type="float" office:value="0.064748667256599" calcext:value-type="float">
            <text:p>0.065</text:p>
          </table:table-cell>
          <table:table-cell table:style-name="ce2" table:formula="of:=[.$C$5]/([.H71]/1000)" office:value-type="float" office:value="0.068664157881787" calcext:value-type="float">
            <text:p>0.069</text:p>
          </table:table-cell>
          <table:table-cell table:style-name="ce2" table:formula="of:=[.$C$5]/([.I71]/1000)" office:value-type="float" office:value="0.0720079208712958" calcext:value-type="float">
            <text:p>0.072</text:p>
          </table:table-cell>
          <table:table-cell table:style-name="ce2" table:formula="of:=[.$C$5]/([.J71]/1000)" office:value-type="float" office:value="0.0470718682824521" calcext:value-type="float">
            <text:p>0.047</text:p>
          </table:table-cell>
          <table:table-cell table:style-name="ce2" table:formula="of:=[.$C$5]/([.K71]/1000)" office:value-type="float" office:value="0.0656797673476685" calcext:value-type="float">
            <text:p>0.0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49766" calcext:value-type="float">
            <text:p>0.349766</text:p>
          </table:table-cell>
          <table:table-cell office:value-type="float" office:value="0.469886" calcext:value-type="float">
            <text:p>0.469886</text:p>
          </table:table-cell>
          <table:table-cell office:value-type="float" office:value="0.628272" calcext:value-type="float">
            <text:p>0.628272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52778" calcext:value-type="float">
            <text:p>0.652778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9444" calcext:value-type="float">
            <text:p>0.819444</text:p>
          </table:table-cell>
          <table:table-cell office:value-type="float" office:value="0.763889" calcext:value-type="float">
            <text:p>0.7638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52645" calcext:value-type="float">
            <text:p>0.352645</text:p>
          </table:table-cell>
          <table:table-cell office:value-type="float" office:value="0.463696" calcext:value-type="float">
            <text:p>0.463696</text:p>
          </table:table-cell>
          <table:table-cell office:value-type="float" office:value="0.630338" calcext:value-type="float">
            <text:p>0.630338</text:p>
          </table:table-cell>
          <table:table-cell office:value-type="float" office:value="0.691893" calcext:value-type="float">
            <text:p>0.691893</text:p>
          </table:table-cell>
          <table:table-cell office:value-type="float" office:value="0.665299" calcext:value-type="float">
            <text:p>0.665299</text:p>
          </table:table-cell>
          <table:table-cell office:value-type="float" office:value="0.79738" calcext:value-type="float">
            <text:p>0.79738</text:p>
          </table:table-cell>
          <table:table-cell office:value-type="float" office:value="0.817975" calcext:value-type="float">
            <text:p>0.817975</text:p>
          </table:table-cell>
          <table:table-cell office:value-type="float" office:value="0.771105" calcext:value-type="float">
            <text:p>0.771105</text:p>
          </table:table-cell>
          <table:table-cell office:value-type="float" office:value="0.771583" calcext:value-type="float">
            <text:p>0.7715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5" calcext:value-type="float">
            <text:p>26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67" calcext:value-type="float">
            <text:p>767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754" calcext:value-type="float">
            <text:p>2754</text:p>
          </table:table-cell>
          <table:table-cell office:value-type="float" office:value="722" calcext:value-type="float">
            <text:p>722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5" calcext:value-type="float">
            <text:p>455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14" calcext:value-type="float">
            <text:p>31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0" calcext:value-type="float">
            <text:p>3210</text:p>
          </table:table-cell>
          <table:table-cell office:value-type="float" office:value="784" calcext:value-type="float">
            <text:p>784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alseNegative</text:p>
          </table:table-cell>
          <table:table-cell office:value-type="float" office:value="481" calcext:value-type="float">
            <text:p>481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5" calcext:value-type="float">
            <text:p>175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9" calcext:value-type="float">
            <text:p>45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07" calcext:value-type="float">
            <text:p>3107</text:p>
          </table:table-cell>
          <table:table-cell office:value-type="float" office:value="746" calcext:value-type="float">
            <text:p>746</text:p>
          </table:table-cell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45" calcext:value-type="float">
            <text:p>545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25" calcext:value-type="float">
            <text:p>3225</text:p>
          </table:table-cell>
          <table:table-cell office:value-type="float" office:value="741" calcext:value-type="float">
            <text:p>741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17" calcext:value-type="float">
            <text:p>417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56" calcext:value-type="float">
            <text:p>556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979" calcext:value-type="float">
            <text:p>2979</text:p>
          </table:table-cell>
          <table:table-cell office:value-type="float" office:value="738" calcext:value-type="float">
            <text:p>738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03" calcext:value-type="float">
            <text:p>30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45" calcext:value-type="float">
            <text:p>34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82" calcext:value-type="float">
            <text:p>3182</text:p>
          </table:table-cell>
          <table:table-cell office:value-type="float" office:value="745" calcext:value-type="float">
            <text:p>745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61" calcext:value-type="float">
            <text:p>561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56783" calcext:value-type="float">
            <text:p>0.256783</text:p>
          </table:table-cell>
          <table:table-cell office:value-type="float" office:value="0.343023" calcext:value-type="float">
            <text:p>0.343023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5" calcext:value-type="float">
            <text:p>0.65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32188" calcext:value-type="float">
            <text:p>0.432188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837838" calcext:value-type="float">
            <text:p>0.837838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6025" calcext:value-type="float">
            <text:p>0.276025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5" calcext:value-type="float">
            <text:p>0.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" calcext:value-type="float">
            <text:p>0.8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44853" calcext:value-type="float">
            <text:p>0.444853</text:p>
          </table:table-cell>
          <table:table-cell office:value-type="float" office:value="0.505376" calcext:value-type="float">
            <text:p>0.505376</text:p>
          </table:table-cell>
          <table:table-cell office:value-type="float" office:value="0.68" calcext:value-type="float">
            <text:p>0.6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736842" calcext:value-type="float">
            <text:p>0.736842</text:p>
          </table:table-cell>
          <table:table-cell table:number-columns-repeated="2" office:value-type="float" office:value="0.846154" calcext:value-type="float">
            <text:p>0.846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60251" calcext:value-type="float">
            <text:p>0.6025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3077" calcext:value-type="float">
            <text:p>0.9230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15476" calcext:value-type="float">
            <text:p>0.315476</text:p>
          </table:table-cell>
          <table:table-cell office:value-type="float" office:value="0.296" calcext:value-type="float">
            <text:p>0.296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68056" calcext:value-type="float">
            <text:p>0.368056</text:p>
          </table:table-cell>
          <table:table-cell office:value-type="float" office:value="0.35119" calcext:value-type="float">
            <text:p>0.35119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31944" calcext:value-type="float">
            <text:p>0.33194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43056" calcext:value-type="float">
            <text:p>0.243056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36111" calcext:value-type="float">
            <text:p>0.336111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0.708333" calcext:value-type="float">
            <text:p>0.708333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79167" calcext:value-type="float">
            <text:p>0.57916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91667" calcext:value-type="float">
            <text:p>0.79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20833" calcext:value-type="float">
            <text:p>0.220833</text:p>
          </table:table-cell>
          <table:table-cell office:value-type="float" office:value="0.220238" calcext:value-type="float">
            <text:p>0.22023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" calcext:value-type="float">
            <text:p>0.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Grass</text:p>
          </table:table-cell>
          <table:table-cell office:value-type="float" office:value="0.302511" calcext:value-type="float">
            <text:p>0.302511</text:p>
          </table:table-cell>
          <table:table-cell office:value-type="float" office:value="0.347059" calcext:value-type="float">
            <text:p>0.347059</text:p>
          </table:table-cell>
          <table:table-cell office:value-type="float" office:value="0.494624" calcext:value-type="float">
            <text:p>0.49462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8" calcext:value-type="float">
            <text:p>0.8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style-name="ce4"/>
          <table:table-cell office:value-type="string" calcext:value-type="string">
            <text:p>Hedge</text:p>
          </table:table-cell>
          <table:table-cell office:value-type="float" office:value="0.375491" calcext:value-type="float">
            <text:p>0.375491</text:p>
          </table:table-cell>
          <table:table-cell office:value-type="float" office:value="0.494845" calcext:value-type="float">
            <text:p>0.494845</text:p>
          </table:table-cell>
          <table:table-cell office:value-type="float" office:value="0.729412" calcext:value-type="float">
            <text:p>0.729412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58493" calcext:value-type="float">
            <text:p>0.258493</text:p>
          </table:table-cell>
          <table:table-cell office:value-type="float" office:value="0.407407" calcext:value-type="float">
            <text:p>0.407407</text:p>
          </table:table-cell>
          <table:table-cell office:value-type="float" office:value="0.604651" calcext:value-type="float">
            <text:p>0.604651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82911" calcext:value-type="float">
            <text:p>0.382911</text:p>
          </table:table-cell>
          <table:table-cell office:value-type="float" office:value="0.531073" calcext:value-type="float">
            <text:p>0.531073</text:p>
          </table:table-cell>
          <table:table-cell office:value-type="float" office:value="0.693878" calcext:value-type="float">
            <text:p>0.693878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701754" calcext:value-type="float">
            <text:p>0.701754</text:p>
          </table:table-cell>
          <table:table-cell office:value-type="float" office:value="0.756757" calcext:value-type="float">
            <text:p>0.75675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92617" calcext:value-type="float">
            <text:p>0.492617</text:p>
          </table:table-cell>
          <table:table-cell office:value-type="float" office:value="0.707617" calcext:value-type="float">
            <text:p>0.707617</text:p>
          </table:table-cell>
          <table:table-cell office:value-type="float" office:value="0.786325" calcext:value-type="float">
            <text:p>0.786325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96" calcext:value-type="float">
            <text:p>0.96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59804" calcext:value-type="float">
            <text:p>0.259804</text:p>
          </table:table-cell>
          <table:table-cell office:value-type="float" office:value="0.25256" calcext:value-type="float">
            <text:p>0.25256</text:p>
          </table:table-cell>
          <table:table-cell office:value-type="float" office:value="0.425532" calcext:value-type="float">
            <text:p>0.425532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45283" calcext:value-type="float">
            <text:p>0.4528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1" office:value-type="float" office:value="125396" calcext:value-type="float">
            <text:p>125396</text:p>
          </table:table-cell>
          <table:table-cell office:value-type="float" office:value="121366" calcext:value-type="float">
            <text:p>121366</text:p>
          </table:table-cell>
          <table:table-cell office:value-type="float" office:value="90651" calcext:value-type="float">
            <text:p>90651</text:p>
          </table:table-cell>
          <table:table-cell office:value-type="float" office:value="90453" calcext:value-type="float">
            <text:p>90453</text:p>
          </table:table-cell>
          <table:table-cell office:value-type="float" office:value="98925" calcext:value-type="float">
            <text:p>98925</text:p>
          </table:table-cell>
          <table:table-cell office:value-type="float" office:value="78300" calcext:value-type="float">
            <text:p>78300</text:p>
          </table:table-cell>
          <table:table-cell office:value-type="float" office:value="73865" calcext:value-type="float">
            <text:p>73865</text:p>
          </table:table-cell>
          <table:table-cell office:value-type="float" office:value="102841" calcext:value-type="float">
            <text:p>102841</text:p>
          </table:table-cell>
          <table:table-cell office:value-type="float" office:value="67725" calcext:value-type="float">
            <text:p>67725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1" office:value-type="float" office:value="129636" calcext:value-type="float">
            <text:p>129636</text:p>
          </table:table-cell>
          <table:table-cell office:value-type="float" office:value="116921" calcext:value-type="float">
            <text:p>116921</text:p>
          </table:table-cell>
          <table:table-cell office:value-type="float" office:value="83403" calcext:value-type="float">
            <text:p>83403</text:p>
          </table:table-cell>
          <table:table-cell office:value-type="float" office:value="89282" calcext:value-type="float">
            <text:p>89282</text:p>
          </table:table-cell>
          <table:table-cell office:value-type="float" office:value="96145" calcext:value-type="float">
            <text:p>96145</text:p>
          </table:table-cell>
          <table:table-cell office:value-type="float" office:value="72141" calcext:value-type="float">
            <text:p>72141</text:p>
          </table:table-cell>
          <table:table-cell office:value-type="float" office:value="68233" calcext:value-type="float">
            <text:p>68233</text:p>
          </table:table-cell>
          <table:table-cell office:value-type="float" office:value="95239" calcext:value-type="float">
            <text:p>95239</text:p>
          </table:table-cell>
          <table:table-cell office:value-type="float" office:value="66108" calcext:value-type="float">
            <text:p>66108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1" office:value-type="float" office:value="758162" calcext:value-type="float">
            <text:p>758162</text:p>
          </table:table-cell>
          <table:table-cell office:value-type="float" office:value="566834" calcext:value-type="float">
            <text:p>566834</text:p>
          </table:table-cell>
          <table:table-cell office:value-type="float" office:value="581690" calcext:value-type="float">
            <text:p>581690</text:p>
          </table:table-cell>
          <table:table-cell office:value-type="float" office:value="330839" calcext:value-type="float">
            <text:p>330839</text:p>
          </table:table-cell>
          <table:table-cell office:value-type="float" office:value="360926" calcext:value-type="float">
            <text:p>360926</text:p>
          </table:table-cell>
          <table:table-cell office:value-type="float" office:value="373850" calcext:value-type="float">
            <text:p>373850</text:p>
          </table:table-cell>
          <table:table-cell office:value-type="float" office:value="357847" calcext:value-type="float">
            <text:p>357847</text:p>
          </table:table-cell>
          <table:table-cell office:value-type="float" office:value="566708" calcext:value-type="float">
            <text:p>566708</text:p>
          </table:table-cell>
          <table:table-cell office:value-type="float" office:value="414281" calcext:value-type="float">
            <text:p>41428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office:value-type="float" office:value="1013194" calcext:value-type="float">
            <text:p>1013194</text:p>
          </table:table-cell>
          <table:table-cell office:value-type="float" office:value="805121" calcext:value-type="float">
            <text:p>805121</text:p>
          </table:table-cell>
          <table:table-cell office:value-type="float" office:value="755744" calcext:value-type="float">
            <text:p>755744</text:p>
          </table:table-cell>
          <table:table-cell office:value-type="float" office:value="510574" calcext:value-type="float">
            <text:p>510574</text:p>
          </table:table-cell>
          <table:table-cell office:value-type="float" office:value="555996" calcext:value-type="float">
            <text:p>555996</text:p>
          </table:table-cell>
          <table:table-cell office:value-type="float" office:value="524291" calcext:value-type="float">
            <text:p>524291</text:p>
          </table:table-cell>
          <table:table-cell office:value-type="float" office:value="499945" calcext:value-type="float">
            <text:p>499945</text:p>
          </table:table-cell>
          <table:table-cell office:value-type="float" office:value="764788" calcext:value-type="float">
            <text:p>764788</text:p>
          </table:table-cell>
          <table:table-cell office:value-type="float" office:value="548114" calcext:value-type="float">
            <text:p>548114</text:p>
          </table:table-cell>
        </table:table-row>
        <table:table-row table:style-name="ro1">
          <table:table-cell/>
          <table:table-cell table:style-name="Default"/>
          <table:table-cell table:style-name="ce1"/>
          <table:table-cell table:number-columns-repeated="8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COMB" table:style-name="ta1">
        <table:shapes>
          <draw:frame draw:z-index="0" draw:style-name="gr1" draw:text-style-name="P1" svg:width="453.51pt" svg:height="255.09pt" svg:x="276.18pt" svg:y="243.3pt">
            <draw:object draw:notify-on-update-of-ranges="TESTREPEATS_COMB.D6:TESTREPEATS_COMB.L6 TESTREPEATS_COMB.D6:TESTREPEATS_COMB.L6 TESTREPEATS_COMB.C7:TESTREPEATS_COMB.C7 TESTREPEATS_COMB.D7:TESTREPEATS_COMB.L7 TESTREPEATS_COMB.D6:TESTREPEATS_COMB.L6 TESTREPEATS_COMB.C8:TESTREPEATS_COMB.C8 TESTREPEATS_COMB.D8:TESTREPEATS_COMB.L8 TESTREPEATS_COMB.D6:TESTREPEATS_COMB.L6 TESTREPEATS_COMB.C9:TESTREPEATS_COMB.C9 TESTREPEATS_COMB.D9:TESTREPEATS_COMB.L9 TESTREPEATS_COMB.C2:TESTREPEATS_COMB.C3 TESTREPEATS_COMB.B2:TESTREPEATS_COMB.B2 TESTREPEATS_COMB.D2:TESTREPEATS_COMB.D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9:20:20.382751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24:21.306245204</dc:date>
    <meta:editing-duration>P3DT21H2M44S</meta:editing-duration>
    <meta:editing-cycles>126</meta:editing-cycles>
    <meta:document-statistic meta:table-count="4" meta:cell-count="819" meta:object-count="5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1_BASIC.C8:TESTREPEATS_1_BASIC.K8 TESTREPEATS_1_BASIC.B10:TESTREPEATS_1_BASIC.K10 TESTREPEATS_1_BASIC.B6:TESTREPEATS_1_BASIC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_BASIC.C8:TESTREPEATS_1_BASIC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_BASIC.C10:TESTREPEATS_1_BASIC.K10" chart:label-cell-address="TESTREPEATS_1_BASIC.B10:TESTREPEATS_1_BASIC.B10" chart:class="chart:scatter">
            <chart:domain table:cell-range-address="TESTREPEATS_1_BASIC.C8:TESTREPEATS_1_BASIC.K8"/>
            <chart:data-point chart:repeated="9"/>
          </chart:series>
          <chart:series chart:attached-axis="secondary-y" chart:style-name="ch13" chart:values-cell-range-address="TESTREPEATS_1_BASIC.C6:TESTREPEATS_1_BASIC.K6" chart:label-cell-address="TESTREPEATS_1_BASIC.B6:TESTREPEATS_1_BASIC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_BASIC.C8:TESTREPEATS_1_BASIC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_BASIC.C8:TESTREPEATS_1_BASIC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_BASIC.B10:TESTREPEATS_1_BASIC.B10</svg:desc>
                </draw:g>
              </table:table-cell>
              <table:table-cell office:value-type="float" office:value="NaN">
                <text:p>NaN</text:p>
                <draw:g>
                  <svg:desc>TESTREPEATS_1_BASIC.C10:TESTREPEATS_1_BASIC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1_BASIC.B6:TESTREPEATS_1_BASIC.B6</svg:desc>
                </draw:g>
              </table:table-cell>
              <table:table-cell office:value-type="float" office:value="NaN">
                <text:p>NaN</text:p>
                <draw:g>
                  <svg:desc>TESTREPEATS_1_BASIC.C6:TESTREPEATS_1_BASIC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5.C8:TESTREPEATS_5.K8 TESTREPEATS_5.B10:TESTREPEATS_5.K10 TESTREPEATS_5.B6:TESTREPEATS_5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5.C8:TESTREPEATS_5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0:TESTREPEATS_5.K10" chart:label-cell-address="TESTREPEATS_5.B10:TESTREPEATS_5.B10" chart:class="chart:scatter">
            <chart:domain table:cell-range-address="TESTREPEATS_5.C8:TESTREPEATS_5.K8"/>
            <chart:data-point chart:repeated="9"/>
          </chart:series>
          <chart:series chart:attached-axis="secondary-y" chart:style-name="ch13" chart:values-cell-range-address="TESTREPEATS_5.C6:TESTREPEATS_5.K6" chart:label-cell-address="TESTREPEATS_5.B6:TESTREPEATS_5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5.C8:TESTREPEATS_5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5.C8:TESTREPEATS_5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0:TESTREPEATS_5.B10</svg:desc>
                </draw:g>
              </table:table-cell>
              <table:table-cell office:value-type="float" office:value="NaN">
                <text:p>NaN</text:p>
                <draw:g>
                  <svg:desc>TESTREPEATS_5.C10:TESTREPEATS_5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5.B6:TESTREPEATS_5.B6</svg:desc>
                </draw:g>
              </table:table-cell>
              <table:table-cell office:value-type="float" office:value="NaN">
                <text:p>NaN</text:p>
                <draw:g>
                  <svg:desc>TESTREPEATS_5.C6:TESTREPEATS_5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10.C8:TESTREPEATS_10.K8 TESTREPEATS_10.B10:TESTREPEATS_10.K10 TESTREPEATS_10.B6:TESTREPEATS_10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0.C8:TESTREPEATS_10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0.C10:TESTREPEATS_10.K10" chart:label-cell-address="TESTREPEATS_10.B10:TESTREPEATS_10.B10" chart:class="chart:scatter">
            <chart:domain table:cell-range-address="TESTREPEATS_10.C8:TESTREPEATS_10.K8"/>
            <chart:data-point chart:repeated="9"/>
          </chart:series>
          <chart:series chart:attached-axis="secondary-y" chart:style-name="ch13" chart:values-cell-range-address="TESTREPEATS_10.C6:TESTREPEATS_10.K6" chart:label-cell-address="TESTREPEATS_10.B6:TESTREPEATS_10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8:TESTREPEATS_10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.C8:TESTREPEATS_10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0:TESTREPEATS_10.B10</svg:desc>
                </draw:g>
              </table:table-cell>
              <table:table-cell office:value-type="float" office:value="NaN">
                <text:p>NaN</text:p>
                <draw:g>
                  <svg:desc>TESTREPEATS_10.C10:TESTREPEATS_10.K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EATS_10.B6:TESTREPEATS_10.B6</svg:desc>
                </draw:g>
              </table:table-cell>
              <table:table-cell office:value-type="float" office:value="NaN">
                <text:p>NaN</text:p>
                <draw:g>
                  <svg:desc>TESTREPEATS_10.C6:TESTREPEATS_10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2.956cm" style:legend-expansion="high" chart:style-name="ch2"/>
        <chart:plot-area chart:style-name="ch3" table:cell-range-address="TESTREPEATS_10.B61:TESTREPEATS_10.K67" chart:data-source-has-labels="both" svg:x="0.32cm" svg:y="0.18cm" svg:width="11.926cm" svg:height="8.64cm">
          <chartooo:coordinate-region svg:x="1.232cm" svg:y="0.379cm" svg:width="11.014cm" svg:height="8.242cm"/>
          <chart:axis chart:dimension="x" chart:name="primary-x" chart:style-name="ch4" chartooo:axis-type="auto">
            <chartooo:date-scale/>
            <chart:categories table:cell-range-address="TESTREPEATS_10.C61:TESTREPEATS_10.K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PEATS_10.C62:TESTREPEATS_10.K62" chart:label-cell-address="TESTREPEATS_10.B62:TESTREPEATS_10.B62" chart:class="chart:line">
            <chart:data-point chart:repeated="9"/>
          </chart:series>
          <chart:series chart:style-name="ch7" chart:values-cell-range-address="TESTREPEATS_10.C63:TESTREPEATS_10.K63" chart:label-cell-address="TESTREPEATS_10.B63:TESTREPEATS_10.B63" chart:class="chart:line">
            <chart:data-point chart:repeated="9"/>
          </chart:series>
          <chart:series chart:style-name="ch8" chart:values-cell-range-address="TESTREPEATS_10.C64:TESTREPEATS_10.K64" chart:label-cell-address="TESTREPEATS_10.B64:TESTREPEATS_10.B64" chart:class="chart:line">
            <chart:data-point chart:repeated="9"/>
          </chart:series>
          <chart:series chart:style-name="ch9" chart:values-cell-range-address="TESTREPEATS_10.C65:TESTREPEATS_10.K65" chart:label-cell-address="TESTREPEATS_10.B65:TESTREPEATS_10.B65" chart:class="chart:line">
            <chart:data-point chart:repeated="9"/>
          </chart:series>
          <chart:series chart:style-name="ch10" chart:values-cell-range-address="TESTREPEATS_10.C66:TESTREPEATS_10.K66" chart:label-cell-address="TESTREPEATS_10.B66:TESTREPEATS_10.B66" chart:class="chart:line">
            <chart:data-point chart:repeated="9"/>
          </chart:series>
          <chart:series chart:style-name="ch11" chart:values-cell-range-address="TESTREPEATS_10.C67:TESTREPEATS_10.K67" chart:label-cell-address="TESTREPEATS_10.B67:TESTREPEATS_10.B6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STREPEATS_10.C61:TESTREPEATS_10.K6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ass</text:p>
                <draw:g>
                  <svg:desc>TESTREPEATS_10.B62:TESTREPEATS_10.B62</svg:desc>
                </draw:g>
              </table:table-cell>
              <table:table-cell office:value-type="float" office:value="NaN">
                <text:p>NaN</text:p>
                <draw:g>
                  <svg:desc>TESTREPEATS_10.C62:TESTREPEATS_10.K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dge</text:p>
                <draw:g>
                  <svg:desc>TESTREPEATS_10.B63:TESTREPEATS_10.B63</svg:desc>
                </draw:g>
              </table:table-cell>
              <table:table-cell office:value-type="float" office:value="NaN">
                <text:p>NaN</text:p>
                <draw:g>
                  <svg:desc>TESTREPEATS_10.C63:TESTREPEATS_10.K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tPaving</text:p>
                <draw:g>
                  <svg:desc>TESTREPEATS_10.B64:TESTREPEATS_10.B64</svg:desc>
                </draw:g>
              </table:table-cell>
              <table:table-cell office:value-type="float" office:value="NaN">
                <text:p>NaN</text:p>
                <draw:g>
                  <svg:desc>TESTREPEATS_10.C64:TESTREPEATS_10.K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Blocks</text:p>
                <draw:g>
                  <svg:desc>TESTREPEATS_10.B65:TESTREPEATS_10.B65</svg:desc>
                </draw:g>
              </table:table-cell>
              <table:table-cell office:value-type="float" office:value="NaN">
                <text:p>NaN</text:p>
                <draw:g>
                  <svg:desc>TESTREPEATS_10.C65:TESTREPEATS_10.K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mac</text:p>
                <draw:g>
                  <svg:desc>TESTREPEATS_10.B66:TESTREPEATS_10.B66</svg:desc>
                </draw:g>
              </table:table-cell>
              <table:table-cell office:value-type="float" office:value="NaN">
                <text:p>NaN</text:p>
                <draw:g>
                  <svg:desc>TESTREPEATS_10.C66:TESTREPEATS_10.K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evenBricks</text:p>
                <draw:g>
                  <svg:desc>TESTREPEATS_10.B67:TESTREPEATS_10.B67</svg:desc>
                </draw:g>
              </table:table-cell>
              <table:table-cell office:value-type="float" office:value="0.151593">
                <text:p>0.151593</text:p>
                <draw:g>
                  <svg:desc>TESTREPEATS_10.C67:TESTREPEATS_10.K67</svg:desc>
                </draw:g>
              </table:table-cell>
              <table:table-cell office:value-type="float" office:value="0.126394">
                <text:p>0.126394</text:p>
              </table:table-cell>
              <table:table-cell office:value-type="float" office:value="0.329897">
                <text:p>0.329897</text:p>
              </table:table-cell>
              <table:table-cell office:value-type="float" office:value="0.473684">
                <text:p>0.473684</text:p>
              </table:table-cell>
              <table:table-cell office:value-type="float" office:value="0.27027">
                <text:p>0.27027</text:p>
              </table:table-cell>
              <table:table-cell office:value-type="float" office:value="0.411765">
                <text:p>0.411765</text:p>
              </table:table-cell>
              <table:table-cell office:value-type="float" office:value="0.3">
                <text:p>0.3</text:p>
              </table:table-cell>
              <table:table-cell office:value-type="float" office:value="0.347826">
                <text:p>0.347826</text:p>
              </table:table-cell>
              <table:table-cell office:value-type="float" office:value="0.222222">
                <text:p>0.222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TESTREPEATS_COMB.D6:TESTREPEATS_COMB.L9 TESTREPEATS_COMB.C7:TESTREPEATS_COMB.C9 TESTREPEATS_COMB.B2:TESTREPEATS_COMB.B2 TESTREPEATS_COMB.D2:TESTREPEATS_COMB.D3" chart:data-source-has-labels="both" svg:x="0.32cm" svg:y="0.18cm" svg:width="12.058cm" svg:height="8.64cm">
          <chartooo:coordinate-region svg:x="1.047cm" svg:y="0.379cm" svg:width="11.051cm" svg:height="7.794cm"/>
          <chart:axis chart:dimension="x" chart:name="primary-x" chart:style-name="ch4" chartooo:axis-type="auto">
            <chart:categories table:cell-range-address="TESTREPEATS_COMB.D6:TESTREPEATS_COMB.L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EATS_COMB.D7:TESTREPEATS_COMB.L7" chart:label-cell-address="TESTREPEATS_COMB.C7:TESTREPEATS_COMB.C7" chart:class="chart:scatter">
            <chart:domain table:cell-range-address="TESTREPEATS_COMB.D6:TESTREPEATS_COMB.L6"/>
            <chart:data-point chart:repeated="9"/>
          </chart:series>
          <chart:series chart:style-name="ch8" chart:values-cell-range-address="TESTREPEATS_COMB.D8:TESTREPEATS_COMB.L8" chart:label-cell-address="TESTREPEATS_COMB.C8:TESTREPEATS_COMB.C8" chart:class="chart:scatter">
            <chart:data-point chart:repeated="9"/>
          </chart:series>
          <chart:series chart:style-name="ch9" chart:values-cell-range-address="TESTREPEATS_COMB.D9:TESTREPEATS_COMB.L9" chart:label-cell-address="TESTREPEATS_COMB.C9:TESTREPEATS_COMB.C9" chart:class="chart:scatter">
            <chart:data-point chart:repeated="9"/>
          </chart:series>
          <chart:series chart:style-name="ch10" chart:values-cell-range-address="TESTREPEATS_COMB.D2:TESTREPEATS_COMB.D3" chart:label-cell-address="TESTREPEATS_COMB.B2:TESTREPEATS_COMB.B2" chart:class="chart:scatter">
            <chart:domain table:cell-range-address="TESTREPEATS_COMB.C2:TESTREPEATS_COMB.C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COMB.D6:TESTREPEATS_COMB.L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COMB.D6:TESTREPEATS_COMB.L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</text:p>
                <draw:g>
                  <svg:desc>TESTREPEATS_COMB.C7:TESTREPEATS_COMB.C7</svg:desc>
                </draw:g>
              </table:table-cell>
              <table:table-cell office:value-type="float" office:value="0.281282">
                <text:p>0.281282</text:p>
                <draw:g>
                  <svg:desc>TESTREPEATS_COMB.D7:TESTREPEATS_COMB.L7</svg:desc>
                </draw:g>
              </table:table-cell>
              <table:table-cell office:value-type="float" office:value="0.351179">
                <text:p>0.351179</text:p>
              </table:table-cell>
              <table:table-cell office:value-type="float" office:value="0.458902">
                <text:p>0.458902</text:p>
              </table:table-cell>
              <table:table-cell office:value-type="float" office:value="0.473117">
                <text:p>0.473117</text:p>
              </table:table-cell>
              <table:table-cell office:value-type="float" office:value="0.503403">
                <text:p>0.503403</text:p>
              </table:table-cell>
              <table:table-cell office:value-type="float" office:value="0.533742">
                <text:p>0.533742</text:p>
              </table:table-cell>
              <table:table-cell office:value-type="float" office:value="0.533448">
                <text:p>0.533448</text:p>
              </table:table-cell>
              <table:table-cell office:value-type="float" office:value="0.513784">
                <text:p>0.513784</text:p>
              </table:table-cell>
              <table:table-cell office:value-type="float" office:value="0.429255">
                <text:p>0.429255</text:p>
              </table:table-cell>
            </table:table-row>
            <table:table-row>
              <table:table-cell office:value-type="string">
                <text:p>5</text:p>
                <draw:g>
                  <svg:desc>TESTREPEATS_COMB.C8:TESTREPEATS_COMB.C8</svg:desc>
                </draw:g>
              </table:table-cell>
              <table:table-cell office:value-type="float" office:value="0.303703">
                <text:p>0.303703</text:p>
                <draw:g>
                  <svg:desc>TESTREPEATS_COMB.D8:TESTREPEATS_COMB.L8</svg:desc>
                </draw:g>
              </table:table-cell>
              <table:table-cell office:value-type="float" office:value="0.442565">
                <text:p>0.442565</text:p>
              </table:table-cell>
              <table:table-cell office:value-type="float" office:value="0.578271">
                <text:p>0.578271</text:p>
              </table:table-cell>
              <table:table-cell office:value-type="float" office:value="0.589098">
                <text:p>0.589098</text:p>
              </table:table-cell>
              <table:table-cell office:value-type="float" office:value="0.613982">
                <text:p>0.613982</text:p>
              </table:table-cell>
              <table:table-cell office:value-type="float" office:value="0.641648">
                <text:p>0.641648</text:p>
              </table:table-cell>
              <table:table-cell office:value-type="float" office:value="0.656386">
                <text:p>0.656386</text:p>
              </table:table-cell>
              <table:table-cell office:value-type="float" office:value="0.612813">
                <text:p>0.612813</text:p>
              </table:table-cell>
              <table:table-cell office:value-type="float" office:value="0.66782">
                <text:p>0.66782</text:p>
              </table:table-cell>
            </table:table-row>
            <table:table-row>
              <table:table-cell office:value-type="string">
                <text:p>10</text:p>
                <draw:g>
                  <svg:desc>TESTREPEATS_COMB.C9:TESTREPEATS_COMB.C9</svg:desc>
                </draw:g>
              </table:table-cell>
              <table:table-cell office:value-type="float" office:value="NaN">
                <text:p>NaN</text:p>
                <draw:g>
                  <svg:desc>TESTREPEATS_COMB.D9:TESTREPEATS_COMB.L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108">
                <text:p>108</text:p>
                <draw:g>
                  <svg:desc>TESTREPEATS_COMB.C2:TESTREPEATS_COMB.C3</svg:desc>
                </draw:g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MaxSegSize</text:p>
                <draw:g>
                  <svg:desc>TESTREPEATS_COMB.B2:TESTREPEATS_COMB.B2</svg:desc>
                </draw:g>
              </table:table-cell>
              <table:table-cell office:value-type="float" office:value="0">
                <text:p>0</text:p>
                <draw:g>
                  <svg:desc>TESTREPEATS_COMB.D2:TESTREPEATS_COMB.D3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